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style:font-name="Courier New" fo:language="ru" fo:country="RU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color="#0047ff" fo:language="en" fo:country="U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">waterts</text:p>
          </table:table-cell>
        </table:table-row>
        <table:table-row table:style-name="Таблица1.2">
          <table:table-cell table:style-name="Таблица1.A2" office:value-type="string">
            <text:p text:style-name="P1">Специальная функция, вычисляющая свойства <text:span text:style-name="T1">воды</text:span> по <text:span text:style-name="T1">температуре</text:span> на <text:span text:style-name="T1">линии насыщения</text:span>. Диапазон: давления от 0.09 до 50 МПа и температуры от 10 до 800 °С.</text:p>
            <text:p text:style-name="P1">Запись функции имеет вид:</text:p>
            <text:p text:style-name="P2"><text:span text:style-name="T4">waterts</text:span>(P, flag);</text:p>
            <text:p text:style-name="P1">Например, запись</text:p>
            <text:p text:style-name="P2"><text:span text:style-name="T4">entr</text:span> = <text:span text:style-name="T1">water</text:span><text:span text:style-name="T4">t</text:span><text:span text:style-name="T1">s</text:span>(<text:span text:style-name="T3">250</text:span>, <text:span text:style-name="T3">8</text:span>);</text:p>
            <text:p text:style-name="P1">соответствует вычислению энтропии воды <text:span text:style-name="T4">entr</text:span> (<text:span text:style-name="T1">flag</text:span> равен <text:span text:style-name="T3">8</text:span>) на линии насыщения при температуре 250°С.</text:p>
            <text:p text:style-name="P1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ы</text:span>:</text:p>
            <text:p text:style-name="P1"><text:span text:style-name="T1">1</text:span> – давление;</text:p>
            <text:p text:style-name="P1"><text:span text:style-name="T1">2</text:span> – температура;</text:p>
            <text:p text:style-name="P1"><text:span text:style-name="T1">3</text:span> – энтальпия;</text:p>
            <text:p text:style-name="P1"><text:span text:style-name="T1">4</text:span> – удельный объем;</text:p>
            <text:p text:style-name="P1"><text:span text:style-name="T1">5</text:span> – число Прандтля;</text:p>
            <text:p text:style-name="P1"><text:span text:style-name="T1">6</text:span> – динамическая вязкость;</text:p>
            <text:p text:style-name="P1"><text:span text:style-name="T1">7</text:span> – коэффициент теплопроводности;</text:p>
            <text:p text:style-name="P1"><text:span text:style-name="T1">8</text:span> – энтропия;</text:p>
            <text:p text:style-name="P1"><text:span text:style-name="T1">9</text:span> – удельная теплоёмкость Cp;</text:p>
            <text:p text:style-name="P1"><text:span text:style-name="T1">10</text:span> – удельная теплоёмкость Cv;</text:p>
            <text:p text:style-name="P1"><text:span text:style-name="T1">11</text:span> – производная плотности по энтальпии при постоянном давлении (∂ρ/∂i)<text:span text:style-name="T2">P</text:span>;</text:p>
            <text:p text:style-name="P1"><text:span text:style-name="T1">12</text:span> – производная плотности по давлению при постоянном объёме (∂ρ/∂p)<text:span text:style-name="T2">V</text:span>;</text:p>
            <text:p text:style-name="P1">Входные параметры и возвращаемые значения термодинамических параметров <text:span text:style-name="T1">воды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waterts</dc:title>
    <dc:date>2013-05-08T16:30:45.62</dc:date>
    <meta:generator>OpenOffice_Beta/4.1.0$Win32 OpenOffice.org_project/410m14$Build-9760</meta:generator>
    <meta:editing-duration>PT2H59M6S</meta:editing-duration>
    <meta:editing-cycles>75</meta:editing-cycles>
    <meta:document-statistic meta:table-count="1" meta:image-count="0" meta:object-count="0" meta:page-count="1" meta:paragraph-count="21" meta:word-count="144" meta:character-count="978"/>
  </office:meta>
</office:document-meta>
</file>